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61cm" svg:height="2.317cm" svg:x="36.4cm" svg:y="60.936cm">
          <text:p text:style-name="P1"><text:span text:style-name="T1">CheckMajicContent</text:span></text:p>
          <text:p>Requete base de donnée SQ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5.873cm" svg:height="2.317cm" svg:x="47.648cm" svg:y="54.1cm">
          <text:p text:style-name="P1"><text:span text:style-name="T1">__init__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9.555cm" svg:height="2.317cm" svg:x="45.848cm" svg:y="64.936cm">
          <text:p text:style-name="P1"><text:span text:style-name="T1">SetupSearchCombobox</text:span></text:p>
          <text:p text:style-name="P1"><text:span text:style-name="T2">prepare les combobox pour la </text:span></text:p>
          <text:p text:style-name="P1"><text:span text:style-name="T2">recherche et l'autocompletion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0.65cm" svg:height="3.627cm" svg:x="61.35cm" svg:y="29.3cm">
          <text:p text:style-name="P1"><text:span text:style-name="T1">GetLayerFromLegendByTableProps</text:span><text:span text:style-name="T2"> </text:span></text:p>
          <text:p text:style-name="P1"><text:span text:style-name="T2">Obtenez la couche de la légende </text:span></text:p>
          <text:p text:style-name="P1"><text:span text:style-name="T2">QGIS correspondant à un nom de</text:span></text:p>
          <text:p text:style-name="P1"><text:span text:style-name="T2"><text:s/></text:span><text:span text:style-name="T2">table de base de données</text:span></text:p>
          <text:p text:style-name="P1"><text:span text:style-name="T2"><text:s/></text:span><text:span text:style-name="T2">(postgis ou sqlit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1.2cm" svg:height="3.9cm" svg:x="33.5cm" svg:y="64.1cm">
          <text:p text:style-name="P1"><text:span text:style-name="T1">GetFeaturesFromSqlQuery</text:span><text:span text:style-name="T2"> </text:span></text:p>
          <text:p text:style-name="P1"><text:span text:style-name="T2">Obtenez des données d'une table db,</text:span></text:p>
          <text:p text:style-name="P1"><text:span text:style-name="T2"><text:s/></text:span><text:span text:style-name="T2">optionnally filtré par l'expression</text:span></text:p>
          <text:p text:style-name="P1"><text:span text:style-name="T2"><text:s/></text:span><text:span text:style-name="T2">donnée et obtenez la </text:span></text:p>
          <text:p text:style-name="P1"><text:span text:style-name="T2">correspondance QgsFeature des obje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1.1cm" svg:height="3.7cm" svg:x="61.4cm" svg:y="58.1cm">
          <text:p text:style-name="P1"><text:span text:style-name="T1">OnNonSearchItemEdit</text:span></text:p>
          <text:p text:style-name="P1">Videz la fonction stockée précédente</text:p>
          <text:p text:style-name="P1"><text:s/>pour le combobox chaque fois que </text:p>
          <text:p text:style-name="P1">l'utilisateur édite son contenu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1.3cm" svg:height="4cm" svg:x="61.3cm" svg:y="62.6cm">
          <text:p text:style-name="P1"><text:span text:style-name="T1">OnNonSearchItemChoose</text:span></text:p>
          <text:p text:style-name="P1"><text:span text:style-name="T2">Obtenez la fonction de l'article choisi</text:span></text:p>
          <text:p text:style-name="P1"><text:span text:style-name="T2"><text:s/></text:span><text:span text:style-name="T2">dans combobox et optionnelement </text:span></text:p>
          <text:p text:style-name="P1"><text:span text:style-name="T2">remplit son enfant combobox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0.7cm" svg:height="3.2cm" svg:x="81.8cm" svg:y="63cm">
          <text:p text:style-name="P1"><text:span text:style-name="T1">GetFeatureFromComboboxValue </text:span></text:p>
          <text:p text:style-name="P1"><text:span text:style-name="T2">Obtenez la fonction correspondant </text:span></text:p>
          <text:p text:style-name="P1"><text:span text:style-name="T2">au choisi combobox la valeur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4.661cm" svg:y1="62.094cm" svg:x2="50.584cm" svg:y2="56.417cm" draw:start-shape="id1" draw:start-glue-point="1" draw:end-shape="id2" draw:end-glue-point="2" svg:d="M44661 62094h5923v-5677" svg:viewBox="0 0 5924 5678">
          <text:p/>
        </draw:connector>
        <draw:connector draw:style-name="gr2" draw:text-style-name="P1" draw:layer="layout" svg:x1="50.625cm" svg:y1="64.936cm" svg:x2="50.584cm" svg:y2="56.417cm" draw:start-shape="id3" draw:end-shape="id2" svg:d="M50625 64936v-4260h-41v-4259" svg:viewBox="0 0 42 8520">
          <text:p/>
        </draw:connector>
        <draw:connector draw:style-name="gr2" draw:text-style-name="P1" draw:layer="layout" svg:x1="44.7cm" svg:y1="66.05cm" svg:x2="45.848cm" svg:y2="66.094cm" draw:start-shape="id4" draw:end-shape="id3" svg:d="M44700 66050h574v44h574" svg:viewBox="0 0 1149 45">
          <text:p/>
        </draw:connector>
        <draw:connector draw:style-name="gr2" draw:text-style-name="P1" draw:layer="layout" svg:x1="61.4cm" svg:y1="59.95cm" svg:x2="53.521cm" svg:y2="55.258cm" draw:start-shape="id5" draw:end-shape="id2" svg:d="M61400 59950h-3940v-4692h-3939" svg:viewBox="0 0 7880 4693">
          <text:p/>
        </draw:connector>
        <draw:connector draw:style-name="gr2" draw:text-style-name="P1" draw:layer="layout" svg:x1="61.3cm" svg:y1="64.6cm" svg:x2="53.521cm" svg:y2="55.258cm" draw:start-shape="id6" draw:end-shape="id2" svg:d="M61300 64600h-3890v-9342h-3889" svg:viewBox="0 0 7780 9343">
          <text:p/>
        </draw:connector>
        <draw:connector draw:style-name="gr2" draw:text-style-name="P1" draw:layer="layout" svg:x1="81.8cm" svg:y1="64.6cm" svg:x2="72.6cm" svg:y2="64.6cm" draw:start-shape="id7" draw:end-shape="id6" svg:d="M81800 64600h-9200" svg:viewBox="0 0 9201 1">
          <text:p/>
        </draw:connector>
        <draw:custom-shape draw:style-name="gr1" draw:text-style-name="P2" xml:id="id8" draw:id="id8" draw:layer="layout" svg:width="10.9cm" svg:height="3.1cm" svg:x="61.3cm" svg:y="50.4cm">
          <text:p text:style-name="P1"><text:span text:style-name="T1">SearchItem</text:span></text:p>
          <text:p text:style-name="P1"><text:span text:style-name="T2">Questionne la base de données pour</text:span></text:p>
          <text:p text:style-name="P1"><text:span text:style-name="T2"><text:s/></text:span><text:span text:style-name="T2">obtenir l'article (adresse, proprietaire) </text:span></text:p>
          <text:p text:style-name="P1"><text:span text:style-name="T2">correspondant au nom donné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1.26cm" svg:x1="61.3cm" svg:y1="51.95cm" svg:x2="53.521cm" svg:y2="55.258cm" draw:start-shape="id8" draw:end-shape="id2" svg:d="M61300 51950h-5150v3308h-2629" svg:viewBox="0 0 7780 3309">
          <text:p/>
        </draw:connector>
        <draw:custom-shape draw:style-name="gr1" draw:text-style-name="P2" xml:id="id9" draw:id="id9" draw:layer="layout" svg:width="10.8cm" svg:height="3cm" svg:x="61.6cm" svg:y="46.3cm">
          <text:p text:style-name="P1"><text:span text:style-name="T1">OnSearchItemChoose</text:span></text:p>
          <text:p text:style-name="P1"><text:span text:style-name="T2">Selectionne les parcelles </text:span></text:p>
          <text:p text:style-name="P1"><text:span text:style-name="T2">Correspondantes a l'article choisi</text:span></text:p>
          <text:p text:style-name="P1"><text:span text:style-name="T2">dans la combobo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1.41cm" svg:x1="61.6cm" svg:y1="47.8cm" svg:x2="53.521cm" svg:y2="55.258cm" draw:start-shape="id9" draw:end-shape="id2" svg:d="M61600 47800h-5450v7458h-2629" svg:viewBox="0 0 8080 7459">
          <text:p/>
        </draw:connector>
        <draw:custom-shape draw:style-name="gr1" draw:text-style-name="P2" xml:id="id10" draw:id="id10" draw:layer="layout" svg:width="10cm" svg:height="2.4cm" svg:x="62cm" svg:y="38.2cm">
          <text:p text:style-name="P1"><text:span text:style-name="T1">FetchDataFromSqlQuery</text:span></text:p>
          <text:p text:style-name="P1"><text:span text:style-name="T2">Execute une requete sql et </text:span></text:p>
          <text:p text:style-name="P1"><text:span text:style-name="T2">retourne [header, data, rowCount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7cm" svg:y1="40.6cm" svg:x2="67cm" svg:y2="46.3cm" draw:start-shape="id10" draw:end-shape="id9" svg:d="M67000 40600v5700" svg:viewBox="0 0 1 5701">
          <text:p/>
        </draw:connector>
        <draw:custom-shape draw:style-name="gr1" draw:text-style-name="P2" xml:id="id11" draw:id="id11" draw:layer="layout" svg:width="10.9cm" svg:height="3.6cm" svg:x="61.7cm" svg:y="33.8cm">
          <text:p text:style-name="P1"><text:span text:style-name="T1">NormalizeString</text:span></text:p>
          <text:p text:style-name="P1"><text:span text:style-name="T2">Supprime tous les accents dans la </text:span></text:p>
          <text:p text:style-name="P1"><text:span text:style-name="T2">chaine de caracteres données et </text:span></text:p>
          <text:p text:style-name="P1"><text:span text:style-name="T2">remplace « oe » par « «œ »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9cm" svg:height="1.356cm" svg:x="15.6cm" svg:y="24.2cm">
          <draw:text-box>
            <text:p><text:span text:style-name="T3">Class cadastre_common</text:span></text:p>
          </draw:text-box>
        </draw:frame>
        <draw:frame draw:style-name="gr3" draw:text-style-name="P3" draw:layer="layout" svg:width="13.8cm" svg:height="1.356cm" svg:x="14.4cm" svg:y="44.7cm">
          <draw:text-box>
            <text:p><text:span text:style-name="T3">Class cadastre_search_dialog</text:span></text:p>
          </draw:text-box>
        </draw:frame>
        <draw:connector draw:style-name="gr2" draw:text-style-name="P1" draw:layer="layout" draw:line-skew="4.899cm" svg:x1="72.6cm" svg:y1="35.6cm" svg:x2="72.2cm" svg:y2="51.95cm" draw:start-shape="id11" draw:start-glue-point="1" draw:end-shape="id8" svg:d="M72600 35600h5400v16350h-5800" svg:viewBox="0 0 5801 16351">
          <text:p/>
        </draw:connector>
        <draw:line draw:style-name="gr4" draw:text-style-name="P1" draw:layer="layout" svg:x1="0cm" svg:y1="44.1cm" svg:x2="118.9cm" svg:y2="43.7cm">
          <text:p/>
        </draw:line>
        <draw:connector draw:style-name="gr2" draw:text-style-name="P1" draw:layer="layout" draw:line-skew="5.299cm" svg:x1="72cm" svg:y1="31.113cm" svg:x2="72.2cm" svg:y2="51.95cm" draw:start-shape="id12" draw:start-glue-point="1" draw:end-shape="id8" svg:d="M72000 31113h6000v20837h-5800" svg:viewBox="0 0 6001 20838">
          <text:p/>
        </draw:connector>
        <draw:connector draw:style-name="gr2" draw:text-style-name="P1" draw:layer="layout" draw:line-skew="20.999cm" svg:x1="72cm" svg:y1="31.113cm" svg:x2="50.625cm" svg:y2="67.253cm" draw:start-shape="id12" draw:start-glue-point="1" draw:end-shape="id3" draw:end-glue-point="2" svg:d="M72000 31113h21500v36640h-42875v-500" svg:viewBox="0 0 42876 36641">
          <text:p/>
        </draw:connector>
        <draw:custom-shape draw:style-name="gr1" draw:text-style-name="P2" xml:id="id13" draw:id="id13" draw:layer="layout" svg:width="11.4cm" svg:height="2.5cm" svg:x="61.3cm" svg:y="22.6cm">
          <text:p text:style-name="P1"><text:span text:style-name="T1">GetConnectionParameterFromDbLayer</text:span></text:p>
          <text:p text:style-name="P1"><text:span text:style-name="T2">Prend les parametre de la couche</text:span></text:p>
          <text:p text:style-name="P1"><text:span text:style-name="T2"><text:s/></text:span><text:span text:style-name="T2">de la base de donné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4.799cm" svg:x1="72.7cm" svg:y1="23.85cm" svg:x2="72.2cm" svg:y2="51.95cm" draw:start-shape="id13" draw:start-glue-point="1" draw:end-shape="id8" svg:d="M72700 23850h5300v28100h-5800" svg:viewBox="0 0 5801 28101">
          <text:p/>
        </draw:connector>
        <draw:connector draw:style-name="gr2" draw:text-style-name="P1" draw:layer="layout" draw:line-skew="-4.103cm" svg:x1="61.3cm" svg:y1="23.85cm" svg:x2="36.4cm" svg:y2="62.094cm" draw:start-shape="id13" draw:start-glue-point="3" draw:end-shape="id1" draw:end-glue-point="3" svg:d="M61300 23850h-29600v38244h4700" svg:viewBox="0 0 29601 38245">
          <text:p/>
        </draw:connector>
        <draw:connector draw:style-name="gr2" draw:text-style-name="P1" draw:layer="layout" draw:line-skew="-2.899cm" svg:x1="61.3cm" svg:y1="23.85cm" svg:x2="33.5cm" svg:y2="66.05cm" draw:start-shape="id13" draw:start-glue-point="3" draw:end-shape="id4" draw:end-glue-point="3" svg:d="M61300 23850h-31200v42200h3400" svg:viewBox="0 0 31201 42201">
          <text:p/>
        </draw:connector>
        <draw:connector draw:style-name="gr2" draw:text-style-name="P1" draw:layer="layout" draw:line-skew="-4.203cm" svg:x1="61.35cm" svg:y1="31.113cm" svg:x2="36.4cm" svg:y2="62.094cm" draw:start-shape="id12" draw:end-shape="id1" draw:end-glue-point="3" svg:d="M61350 31113h-29750v30981h4800" svg:viewBox="0 0 29751 30982">
          <text:p/>
        </draw:connector>
        <draw:custom-shape draw:style-name="gr1" draw:text-style-name="P2" xml:id="id14" draw:id="id14" draw:layer="layout" svg:width="11.7cm" svg:height="3.3cm" svg:x="60.8cm" svg:y="25.5cm">
          <text:p text:style-name="P1"><text:span text:style-name="T1">GetConnectorFromUri</text:span></text:p>
          <text:p text:style-name="P1"><text:span text:style-name="T2">Donne l'ensemble des propriété du</text:span></text:p>
          <text:p text:style-name="P1"><text:span text:style-name="T2"><text:s/></text:span><text:span text:style-name="T2">connecteur pour le type et les </text:span></text:p>
          <text:p text:style-name="P1"><text:span text:style-name="T2">parametres de la base de donné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4.999cm" svg:x1="72.5cm" svg:y1="27.15cm" svg:x2="72.2cm" svg:y2="51.95cm" draw:start-shape="id14" draw:end-shape="id8" draw:end-glue-point="1" svg:d="M72500 27150h5500v24800h-5800" svg:viewBox="0 0 5801 24801">
          <text:p/>
        </draw:connector>
        <draw:connector draw:style-name="gr2" draw:text-style-name="P1" draw:layer="layout" draw:line-skew="-2.999cm" svg:x1="60.8cm" svg:y1="27.15cm" svg:x2="33.5cm" svg:y2="66.05cm" draw:start-shape="id14" draw:start-glue-point="3" draw:end-shape="id4" draw:end-glue-point="3" svg:d="M60800 27150h-30800v38900h3500" svg:viewBox="0 0 30801 38901">
          <text:p/>
        </draw:connector>
        <draw:connector draw:style-name="gr2" draw:text-style-name="P1" draw:layer="layout" draw:line-skew="-4.103cm" svg:x1="60.8cm" svg:y1="27.15cm" svg:x2="36.4cm" svg:y2="62.094cm" draw:start-shape="id14" draw:end-shape="id1" draw:end-glue-point="3" svg:d="M60800 27150h-29100v34944h4700" svg:viewBox="0 0 29101 34945">
          <text:p/>
        </draw:connector>
        <draw:custom-shape draw:style-name="gr1" draw:text-style-name="P2" xml:id="id15" draw:id="id15" draw:layer="layout" svg:width="10.3cm" svg:height="2.9cm" svg:x="61.4cm" svg:y="19.1cm">
          <text:p text:style-name="P1"><text:span text:style-name="T1">SetSearchPath</text:span></text:p>
          <text:p text:style-name="P1"><text:span text:style-name="T2">Si la base de données est PostGis,</text:span></text:p>
          <text:p text:style-name="P1"><text:span text:style-name="T2"><text:s/></text:span><text:span text:style-name="T2">charge les parametre search_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5.299cm" svg:x1="71.7cm" svg:y1="20.55cm" svg:x2="72.2cm" svg:y2="51.95cm" draw:start-shape="id15" draw:end-shape="id8" draw:end-glue-point="1" svg:d="M71700 20550h6300v31400h-5800" svg:viewBox="0 0 6301 31401">
          <text:p/>
        </draw:connector>
        <draw:connector draw:style-name="gr2" draw:text-style-name="P1" draw:layer="layout" draw:line-skew="-4.103cm" svg:x1="61.4cm" svg:y1="20.55cm" svg:x2="36.4cm" svg:y2="62.094cm" draw:start-shape="id15" draw:start-glue-point="3" draw:end-shape="id1" draw:end-glue-point="3" svg:d="M61400 20550h-29700v41544h4700" svg:viewBox="0 0 29701 41545">
          <text:p/>
        </draw:connector>
        <draw:connector draw:style-name="gr2" draw:text-style-name="P1" draw:layer="layout" draw:line-skew="-2.899cm" svg:x1="61.4cm" svg:y1="20.55cm" svg:x2="33.5cm" svg:y2="66.05cm" draw:start-shape="id15" draw:end-shape="id4" draw:end-glue-point="3" svg:d="M61400 20550h-31300v45500h3400" svg:viewBox="0 0 31301 45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p </meta:initial-creator>
    <meta:creation-date>2014-12-18T17:06:56.199304326</meta:creation-date>
    <dc:date>2014-12-24T17:10:21.883169040</dc:date>
    <dc:creator>rep </dc:creator>
    <meta:editing-duration>P2DT7H30M41S</meta:editing-duration>
    <meta:editing-cycles>11</meta:editing-cycles>
    <meta:generator>LibreOffice/4.2.7.2$Linux_X86_64 LibreOffice_project/420m0$Build-2</meta:generator>
    <meta:document-statistic meta:object-count="40"/>
  </office:meta>
</office:document-meta>
</file>